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0.3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29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4.057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ODULES LIST</text:p>
          </table:table-cell>
          <table:table-cell table:style-name="ce1" office:value-type="string" calcext:value-type="string">
            <text:p>8u.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his spreadsheet gives information about the CBUS module types, which is returned by the firmware in the module.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ote: This list does NOT include other hardware that masquerades on the CBUS as something different by running one of the firmwares listed below.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lease enter any amendments or fill in any missing details on your own GitHub branch, update the <text:span text:style-name="T1">minor</text:span> revision number after the dot, and issue a pull request.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or adding new module types, see the notes at the bottom of the list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Needs firmware changing from that supplied with the ki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**</text:p>
          </table:table-cell>
          <table:table-cell office:value-type="string" calcext:value-type="string">
            <text:p>Also needs different build options to standard MERG ki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***</text:p>
          </table:table-cell>
          <table:table-cell office:value-type="string" calcext:value-type="string">
            <text:p>Modules not supported directly by FCU can be set up in FCU generic mode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Module Name</text:p>
          </table:table-cell>
          <table:table-cell table:style-name="ce1" office:value-type="string" calcext:value-type="string">
            <text:p>Type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1g or 2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CU support ***</text:p>
          </table:table-cell>
          <table:table-cell table:style-name="ce1" office:value-type="string" calcext:value-type="string">
            <text:p>H/W designer</text:p>
          </table:table-cell>
          <table:table-cell table:style-name="ce1" office:value-type="string" calcext:value-type="string">
            <text:p>Firmware lead</text:p>
          </table:table-cell>
          <table:table-cell table:style-name="ce1" office:value-type="string" calcext:value-type="string">
            <text:p>Runs on (if different)</text:p>
          </table:table-cell>
          <table:table-cell table:style-name="ce3" office:value-type="string" calcext:value-type="string">
            <text:p>MERG kit</text:p>
          </table:table-cell>
          <table:table-cell table:style-name="ce3" office:value-type="string" calcext:value-type="string">
            <text:p>PCB available</text:p>
          </table:table-cell>
          <table:table-cell table:style-name="ce3" office:value-type="string" calcext:value-type="string">
            <text:p>Parts kit available</text:p>
          </table:table-cell>
          <table:table-cell table:style-name="ce1" office:value-type="string" calcext:value-type="string">
            <text:p>Modules Knowledgebase link</text:p>
          </table:table-cell>
          <table:table-cell table:style-name="ce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RG</text:p>
          </table:table-cell>
          <table:table-cell/>
          <table:table-cell office:value-type="string" calcext:value-type="string">
            <text:p>CANAC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enoid point driv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c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ised point driv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c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 digital outputs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c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ol panel switch/button encod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8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 digital inputs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L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4 led driv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Superceded firmware for 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led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LED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4 led driver (multi leds per event)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*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Roger Healey</text:p>
          </table:table-cell>
          <table:table-cell office:value-type="string" calcext:value-type="string">
            <text:p>CANLED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led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4_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v version of CANACC4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Design superceded by CANSO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www.merg.org.uk/merg_wiki/doku.php?id=cbus:canacc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A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CAB hand throttl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c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M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CMD command station (h/w now CANCMD2)</text:p>
          </table:table-cell>
          <table:table-cell/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ete Brownlow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c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ERV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 servo driver (on canacc8 or similar hardware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Design superceded by CANMI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office:value-type="string" calcext:value-type="string">
            <text:p>CANSERVO</text:p>
          </table:table-cell>
          <table:table-cell table:number-columns-repeated="3"/>
          <table:table-cell office:value-type="string" calcext:value-type="string">
            <text:p>https://www.merg.org.uk/merg_wiki/doku.php?id=cbus:canservo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1a command station - CBUS plug in for oringal MERG BC1a 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Current design, but BC1a itself not curren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RP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PI and RFID interface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Design only</text:p>
          </table:table-cell>
          <table:table-cell/>
          <table:table-cell table:number-columns-repeated="2" office:value-type="string" calcext:value-type="string">
            <text:p>Bob Vetterl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TT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ntable controller (turntable end)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PCB layout available</text:p>
          </table:table-cell>
          <table:table-cell/>
          <table:table-cell table:number-columns-repeated="2" office:value-type="string" calcext:value-type="string">
            <text:p>Brian Todd</text:p>
          </table:table-cell>
          <table:table-cell table:number-columns-repeated="4"/>
          <table:table-cell office:value-type="string" calcext:value-type="string">
            <text:p>https://www.merg.org.uk/merg_wiki/doku.php?id=other_download:turntable#operation_over_cb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TC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ntable controller (control panel end)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PCB layout available</text:p>
          </table:table-cell>
          <table:table-cell/>
          <table:table-cell table:number-columns-repeated="2" office:value-type="string" calcext:value-type="string">
            <text:p>Brian Todd</text:p>
          </table:table-cell>
          <table:table-cell table:number-columns-repeated="4"/>
          <table:table-cell office:value-type="string" calcext:value-type="string">
            <text:p>https://www.merg.org.uk/merg_wiki/doku.php?id=other_download:turntable#operation_over_cb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H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ndset controller for old BC1a type handset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H/W only, no firmware (yet)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TOT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ack occupancy detecto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Firmware build for CANACE8c, identical n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ACE8c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s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8I8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 inputs 8 output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SERVO8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servo with servo position feedback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Design superceded by CANMI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office:value-type="string" calcext:value-type="string">
            <text:p>CANSERVO</text:p>
          </table:table-cell>
          <table:table-cell table:number-columns-repeated="3"/>
          <table:table-cell office:value-type="string" calcext:value-type="string">
            <text:p>https://www.merg.org.uk/merg_wiki/doku.php?id=cbus:canservo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RFI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FID input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Firmware for CANACE8c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NACE8c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rf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C4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NACE16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 input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IO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 way I/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SNDX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?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E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thernet interfac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ature desig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an Hart/Pete Brownlow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CANETHER or CANEther-T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ether-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IG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ltiple aspect signalling for CANLED module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Firmware for CANL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LED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s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IG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ultiple aspect signalling for CANACC8 module</text:p>
          </table:table-cell>
          <table:table-cell office:value-type="string" calcext:value-type="string">
            <text:p>1g/2g</text:p>
          </table:table-cell>
          <table:table-cell office:value-type="string" calcext:value-type="string">
            <text:p>Firmware for CANACC8 or CANM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/Pete Brownlow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ACC8 or 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s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OND8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ditional event generation</text:p>
          </table:table-cell>
          <table:table-cell office:value-type="string" calcext:value-type="string">
            <text:p>1g/2g</text:p>
          </table:table-cell>
          <table:table-cell office:value-type="string" calcext:value-type="string">
            <text:p>Firmware for CANACC8 or CANM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/Pete Brownlow</text:p>
          </table:table-cell>
          <table:table-cell office:value-type="string" calcext:value-type="string">
            <text:p>Roger Healey</text:p>
          </table:table-cell>
          <table:table-cell office:value-type="string" calcext:value-type="string">
            <text:p>CANACC8 or 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ccond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P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ntrol panel 32/32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ACE3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er version of CANACE3 firmware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ACE3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Pan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trol panel 64/64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ttps://www.merg.org.uk/merg_wiki/doku.php?id=cbus:canpan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I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ltiple I/O – Universal CANMIO firm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Released firmware for CANMIO &amp; other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Ian Hogg</text:p>
          </table:table-cell>
          <table:table-cell office:value-type="string" calcext:value-type="string">
            <text:p>CANMIO &amp; others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mio_f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8MI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ultiple IO module 16 inputs emulating CANACE8C on CANMIO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8c#canace8mio_firmwa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O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lenoid driver modul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s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BI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iversal CANBIP firmware - Bipolar IO module with 8 D/B I/O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Released firmware for CANBIP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Pete Brownlow/Ian Hogg</text:p>
          </table:table-cell>
          <table:table-cell office:value-type="string" calcext:value-type="string">
            <text:p>CANBIP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b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D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lenoid driver module with additional 6 I/O pi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(CANSOL + 6 I/O) PCBs &amp; parts kit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cd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4CDU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NACC4 firmware ported to CANCDU</text:p>
          </table:table-cell>
          <table:table-cell/>
          <table:table-cell office:value-type="string" calcext:value-type="string">
            <text:p>Module type not used – see CANCDU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WiBas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N to MiWi base statio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CA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ireless cab using MiWi protocol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WiF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N to WiFi connection with Withrottle to CBUS 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Sucperceded by CANP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FT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ntable controller configured using FLi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HND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et (alternative to CANCAB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TCHND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ouchscreen hands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RFID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lti-channel RFID read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*</text:p>
          </table:table-cell>
          <table:table-cell/>
          <table:table-cell table:number-columns-repeated="2" office:value-type="string" calcext:value-type="string">
            <text:p>Mike Bolton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rfid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chRF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ither a 2ch or 8ch RFID read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PiW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Raspberry Pi based module for WiFi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an Hart </text:p>
          </table:table-cell>
          <table:table-cell table:style-name="ce5" office:value-type="string" calcext:value-type="string">
            <text:p>Amauri de Oliveira Albuquerque, Mike Bolton, Dave McCabe. </text:p>
          </table:table-cell>
          <table:table-cell office:value-type="string" calcext:value-type="string">
            <text:p>Raspberry Pi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w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4D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C train controll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, Gerbers available</text:p>
          </table:table-cell>
          <table:table-cell/>
          <table:table-cell table:number-columns-repeated="2" office:value-type="string" calcext:value-type="string">
            <text:p>Ian Hogg</text:p>
          </table:table-cell>
          <table:table-cell table:number-columns-repeated="4"/>
          <table:table-cell office:value-type="string" calcext:value-type="string">
            <text:p>https://www.merg.org.uk/merg_wiki/doku.php?id=cbus:can4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ELE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levator controll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 - 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SCA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8 switch input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– 2g replacement for CANACE3 – gerber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merg.org.uk/merg_wiki/doku.php?id=cbus:cansc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IO_SV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MHz 25k80 version of CANSERVO8c on CANMIO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merg.org.uk/merg_wiki/doku.php?id=cbus:canm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IO_IN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MHz 25k80 version of CANACE8MIO on CANMIO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not implemented – use CANACE8MIO or Universal CANMI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MIO_OU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MHz 25k80 version of CANACC8 on CANMIO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m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BIP_OU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MHz 25k80 version of CANACC5 on CANBIP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, PCBs and parts kit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m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STO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BUS Emergency Stop generator for DCC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</text:p>
          </table:table-cell>
          <table:table-cell/>
          <table:table-cell table:number-columns-repeated="2" office:value-type="string" calcext:value-type="string">
            <text:p>Tim Coombs</text:p>
          </table:table-cell>
          <table:table-cell table:number-columns-repeated="4"/>
          <table:table-cell office:value-type="string" calcext:value-type="string">
            <text:p>https://merg.org.uk/merg_wiki/doku.php?id=cbus:canas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S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NCMD with on board 3A boost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PCBs &amp; parts kit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merg.org.uk/merg_wiki/doku.php?id=cbus:cancsb" xlink:type="simple">https://merg.org.uk/merg_wiki/doku.php?id=cbus:cancsb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A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gnet on Track detecto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ma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16CMI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 input equivaent to CANACE8C</text:p>
          </table:table-cell>
          <table:table-cell office:value-type="string" calcext:value-type="string">
            <text:p>2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NPiNO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BUS module based on Raspberry Pi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DIS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5K80 version of CANLED64 (IHart and MB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– 2g replacement for CANLED – gerber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merg.org.uk/merg_wiki/doku.php?id=cbus:candi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OMPU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pute conditional Event processing engin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COMP or CANMIO</text:p>
          </table:table-cell>
          <table:table-cell/>
          <table:table-cell office:value-type="string" calcext:value-type="string">
            <text:p>Pete Brownlow</text:p>
          </table:table-cell>
          <table:table-cell office:value-type="string" calcext:value-type="string">
            <text:p>Ian Hogg</text:p>
          </table:table-cell>
          <table:table-cell office:value-type="string" calcext:value-type="string">
            <text:p>CANCOMP/CANMIO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t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RC5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ad/Write from/to RC522 RFID tag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</text:p>
          </table:table-cell>
          <table:table-cell/>
          <table:table-cell office:value-type="string" calcext:value-type="string">
            <text:p>Pete Brownlow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CANMIO (3.3V build)</text:p>
          </table:table-cell>
          <table:table-cell office:value-type="string" calcext:value-type="string">
            <text:p>Y*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rc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IN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 inputs module (2g version of CANACE8c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PCBs &amp; parts kits available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i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OU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 outputs module (2g version of CANACC8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PCBs &amp; parts kits available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ou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EMI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xtended CANMIO (24 I/O ports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CABD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C ca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BETA release firmware for CANPAN</text:p>
          </table:table-cell>
          <table:table-cell/>
          <table:table-cell table:number-columns-repeated="2" office:value-type="string" calcext:value-type="string">
            <text:p>Ian Hogg</text:p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cab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RCO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C Railcom detector/read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BETA release firmware for CANMIO with addon hardware</text:p>
          </table:table-cell>
          <table:table-cell/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merg.org.uk/merg_wiki/doku.php?id=cbus:canrc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P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P3 sound player in response to events (eg: station announcements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4"/>
          <table:table-cell office:value-type="string" calcext:value-type="string">
            <text:p>https://merg.org.uk/merg_wiki/doku.php?id=sound_modules:cbusmp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XMA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ressed RGB LED driv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 or use off the shelf Arduino modules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4"/>
          <table:table-cell office:value-type="string" calcext:value-type="string">
            <text:p>https://merg.org.uk/merg_wiki/doku.php?id=projects:canx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VOSE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rvo setting box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4"/>
          <table:table-cell office:value-type="string" calcext:value-type="string">
            <text:p>https://merg.org.uk/merg_wiki/doku.php?id=projects:servoset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MDD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C Command statio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Arduino project available</text:p>
          </table:table-cell>
          <table:table-cell/>
          <table:table-cell office:value-type="string" calcext:value-type="string">
            <text:p>Dave Radcliffe/Ian Morgan</text:p>
          </table:table-cell>
          <table:table-cell office:value-type="string" calcext:value-type="string">
            <text:p>Dave Radcliffe/John Fletcher</text:p>
          </table:table-cell>
          <table:table-cell table:number-columns-repeated="4"/>
          <table:table-cell office:value-type="string" calcext:value-type="string">
            <text:p>https://merg.org.uk/merg_wiki/doku.php?id=arduino:homepage&amp;s[]=cancmddc#multi-channel_dc_controller_-_cancmd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EX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xt message display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Arduino project available</text:p>
          </table:table-cell>
          <table:table-cell/>
          <table:table-cell table:number-columns-repeated="2" office:value-type="string" calcext:value-type="string">
            <text:p>John Fletcher</text:p>
          </table:table-cell>
          <table:table-cell table:number-columns-repeated="4"/>
          <table:table-cell office:value-type="string" calcext:value-type="string">
            <text:p>https://merg.org.uk/merg_wiki/doku.php?id=arduino:homepage&amp;s[]=cancmddc#cantext_using_the_arduino_cbus_libra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SIGN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gnal controller 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John Fletch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SLID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CC cab with slider control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Dave Radcliffe </text:p>
          </table:table-cell>
          <table:table-cell table:number-columns-repeated="4"/>
          <table:table-cell office:value-type="string" calcext:value-type="string">
            <text:p>https://merg.org.uk/merg_wiki/doku.php?id=projects:canslid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0:14:03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7T15:40:15.382000000</meta:creation-date>
    <dc:date>2020-09-29T21:13:39.659000000</dc:date>
    <meta:editing-duration>P3DT8H45M20S</meta:editing-duration>
    <meta:editing-cycles>18</meta:editing-cycles>
    <meta:generator>LibreOffice/6.3.5.2$Windows_X86_64 LibreOffice_project/dd0751754f11728f69b42ee2af66670068624673</meta:generator>
    <meta:document-statistic meta:table-count="1" meta:cell-count="697" meta:object-count="0"/>
  </office:meta>
</office:document-meta>
</file>